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d10de" officeooo:paragraph-rsid="001d10de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b15b0" officeooo:paragraph-rsid="001b15b0" style:font-size-asian="21pt" style:font-size-complex="2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200c60" officeooo:paragraph-rsid="00200c60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officeooo:rsid="001b15b0" officeooo:paragraph-rsid="001b15b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b15b0" officeooo:paragraph-rsid="001b15b0" style:font-size-asian="12.25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officeooo:rsid="0021933c" officeooo:paragraph-rsid="0021933c" style:font-size-asian="12.25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1d10de" officeooo:paragraph-rsid="001d10de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1c1189" officeooo:paragraph-rsid="001c1189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dd027" officeooo:paragraph-rsid="001b15b0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1933c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c1189"/>
    </style:style>
    <style:style style:name="P12" style:family="paragraph" style:parent-style-name="Standard" style:list-style-name="L1" style:master-page-name="">
      <loext:graphic-properties draw:fill="none"/>
      <style:paragraph-properties fo:margin-left="1.199cm" fo:margin-right="0cm" fo:text-align="start" style:justify-single-word="false" fo:text-indent="-0.6cm" style:auto-text-indent="false" style:page-number="auto" fo:background-color="transparent"/>
      <style:text-properties fo:font-size="14pt" officeooo:rsid="001d10de" officeooo:paragraph-rsid="00200c60" style:font-size-asian="12.25pt" style:font-size-complex="14pt"/>
    </style:style>
    <style:style style:name="T1" style:family="text">
      <style:text-properties fo:font-size="14pt" officeooo:rsid="001c1189" style:font-size-asian="12.25pt" style:font-size-complex="14pt"/>
    </style:style>
    <style:style style:name="T2" style:family="text">
      <style:text-properties fo:font-size="14pt" officeooo:rsid="001d10de" style:font-size-asian="12.25pt" style:font-size-complex="14pt"/>
    </style:style>
    <style:style style:name="T3" style:family="text">
      <style:text-properties fo:font-size="14pt" officeooo:rsid="0021933c" style:font-size-asian="12.25pt" style:font-size-complex="14pt"/>
    </style:style>
    <style:style style:name="T4" style:family="text">
      <style:text-properties fo:font-size="14pt" officeooo:rsid="0024ea79" style:font-size-asian="12.25pt" style:font-size-complex="14pt"/>
    </style:style>
    <style:style style:name="T5" style:family="text">
      <style:text-properties officeooo:rsid="001d10de"/>
    </style:style>
    <style:style style:name="T6" style:family="text">
      <style:text-properties officeooo:rsid="00200c60"/>
    </style:style>
    <style:style style:name="T7" style:family="text">
      <style:text-properties officeooo:rsid="0028d451"/>
    </style:style>
    <style:style style:name="T8" style:family="text">
      <style:text-properties officeooo:rsid="00299677"/>
    </style:style>
    <style:style style:name="T9" style:family="text">
      <style:text-properties officeooo:rsid="002b8e0e"/>
    </style:style>
    <style:style style:name="T10" style:family="text">
      <style:text-properties officeooo:rsid="002d0e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VENTS</text:p>
      <text:p text:style-name="P2"/>
      <text:list xml:id="list2252822001" text:style-name="L1">
        <text:list-item>
          <text:p text:style-name="P3">CUT FOR S<text:span text:style-name="T7">EA</text:span>T(PLAYER WITH MAXIMUM CARD WILL DISTRIBUTE THE CARD AND THE PLAYER WITH THE LEAST CARD WILL START THE GAME).</text:p>
        </text:list-item>
        <text:list-item>
          <text:p text:style-name="P4">THEN DISTRIBUTE THE CARDS <text:span text:style-name="T10">SO THAT </text:span><text:span text:style-name="T9">EACH PLAYER GETS A</text:span><text:span text:style-name="T10">TLEAST A</text:span><text:span text:style-name="T9"> SPADE AND A FACE CARD OR BOTH IN ONE CARD</text:span>.</text:p>
        </text:list-item>
        <text:list-item>
          <text:p text:style-name="P12">SORT <text:s/>THE CARDS IN ORDER OF SPADE, HEART, DIAMOND, CLUB AND INTERNAL SORTING FOR EACH SYMBOL<text:span text:style-name="T6">(</text:span>A,K,Q,J,10,9,8,7,6,5,4,3,2 RANKING.<text:span text:style-name="T6">)</text:span>.</text:p>
        </text:list-item>
        <text:list-item>
          <text:p text:style-name="P4">ASSIGNING THE BIDS TO EACH PLAYER BASED ON THEIR SELECTION.</text:p>
        </text:list-item>
        <text:list-item>
          <text:p text:style-name="P4">PREVIOUS TRICK WINNER GETS THE CHANCE TO DROP THE FIRST CARD.<text:span text:style-name="T5">FIRST CHANCE IS CHOSEN </text:span><text:span text:style-name="T6">BASED ON CFS</text:span><text:span text:style-name="T5">. CHOOSE THE NEXT PLAYER IN ANTI-CLOCKWISE DIRECTION.</text:span></text:p>
        </text:list-item>
        <text:list-item>
          <text:p text:style-name="P4">POP THE CARDS WHICH MATCH WITH SYMBOL OF THE FIRST DROPPED CARD.</text:p>
        </text:list-item>
        <text:list-item>
          <text:p text:style-name="P4">ELSE <text:span text:style-name="T6">IF POP THE TRUMP CARDS</text:span>.</text:p>
        </text:list-item>
        <text:list-item>
          <text:p text:style-name="P3">ELSE DONT POP.</text:p>
        </text:list-item>
        <text:list-item>
          <text:p text:style-name="P10"><text:span text:style-name="T3">IF THE PLAYER IS DISCONNECTED OR DOESN’T </text:span><text:span text:style-name="T4">DISCARD</text:span><text:span text:style-name="T3"> A CARD WITHIN THE TIME THEN A RANDOM CARD FROM THE POPPED CARDS SHOULD BE </text:span><text:span text:style-name="T4">DISCARDED</text:span><text:span text:style-name="T3"> (MAXIMUM OF 3*N TIMES THE SERVER CAN </text:span><text:span text:style-name="T4">DISCARD</text:span><text:span text:style-name="T3"> A CARD WHERE N IS THE NO OF ROUNDS).</text:span></text:p>
        </text:list-item>
        <text:list-item>
          <text:p text:style-name="P6">IF THE 3*N TIMES CONDITION IS ACHIEVED THEN ELIMINATE THE PLAYER.</text:p>
        </text:list-item>
        <text:list-item>
          <text:p text:style-name="P7">CHOOSE THE TRICK WINNER IF THE PLAYER HAS THE HIGHEST RANK CARD OR HIGHEST TRUMP CARD OR TRUMP CARD.</text:p>
        </text:list-item>
        <text:list-item>
          <text:p text:style-name="P11"><text:span text:style-name="T1">REMOVE EACH CARD PER </text:span><text:span text:style-name="T2">TURN</text:span><text:span text:style-name="T1">. </text:span></text:p>
        </text:list-item>
        <text:list-item>
          <text:p text:style-name="P11"><text:span text:style-name="T1">TERMINATE AFTER COMPLETING OF 13 </text:span><text:span text:style-name="T2">TURNS</text:span><text:span text:style-name="T1">.</text:span></text:p>
        </text:list-item>
        <text:list-item>
          <text:p text:style-name="P4">COUNT THE NO OF TRICKS OF EACH PLAYER.</text:p>
        </text:list-item>
        <text:list-item>
          <text:p text:style-name="P4">MATCHING THE NO OF BIDS WITH THE NO OF TRICKS OF RESPECTIVE PLAYER.</text:p>
        </text:list-item>
      </text:list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ALCULATE SCORE</text:p>
      <text:p text:style-name="P9"/>
      <text:list xml:id="list141721538454334" text:continue-numbering="true" text:style-name="L1">
        <text:list-item>
          <text:p text:style-name="P8">INITIAL SCORE = 0</text:p>
        </text:list-item>
        <text:list-item>
          <text:p text:style-name="P8">IF NO.OF TRICKS <text:span text:style-name="T8">WON </text:span>== NO.OF BIDS, SCORE = SCORE + NO.OF TRICKS <text:span text:style-name="T8">WON</text:span></text:p>
        </text:list-item>
        <text:list-item>
          <text:p text:style-name="P8">IF NO.OF TRICKS <text:span text:style-name="T8">WON</text:span> &lt; NO.OF BIDS SCORE = SCORE – <text:span text:style-name="T6">(</text:span>NO.OF BIDS-<text:span text:style-name="T6">NO OF TRICKS </text:span><text:span text:style-name="T8">WON</text:span><text:span text:style-name="T6">)</text:span></text:p>
        </text:list-item>
        <text:list-item>
          <text:p text:style-name="P8">ELSE SCORE = SCORE + NO.OF BIDS + 0.1*(NO.OF TRICKS <text:span text:style-name="T8">WON</text:span>-NO.OF BIDS)</text:p>
        </text:list-item>
        <text:list-item>
          <text:p text:style-name="P7">CONTINUE FOR SELECTED NO OF ROUNDS AND CALCULATE TOTAL SCORE.</text:p>
        </text:list-item>
        <text:list-item>
          <text:p text:style-name="P7">RANK ACCORDING TO THE SCORE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6:47:15.400428619</meta:creation-date>
    <dc:date>2022-03-30T14:17:20.250283505</dc:date>
    <meta:editing-duration>PT6H8M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301" meta:character-count="1609" meta:non-whitespace-character-count="1349"/>
  </office:meta>
</office:document-meta>
</file>